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jstalinea" style:family="paragraph"/>
    <style:style style:name="P3" style:parent-style-name="Lijstalinea" style:family="paragraph"/>
    <style:style style:name="P4" style:parent-style-name="Lijstalinea" style:family="paragraph"/>
  </office:automatic-styles>
  <office:body>
    <office:text text:use-soft-page-breaks="true">
      <text:p text:style-name="P1"/>
      <text:h text:style-name="Kop1" text:outline-level="1">Vragen aan opdrachtgever.</text:h>
      <text:list text:style-name="LFO1" text:continue-numbering="true">
        <text:list-item>
          <text:p text:style-name="P2">Wat moet er gebeuren met links in de footer.</text:p>
        </text:list-item>
        <text:list-item>
          <text:p text:style-name="P3">De linkjes rechts boven in het design wat moet daar mee gedaan worden.</text:p>
        </text:list-item>
        <text:list-item>
          <text:p text:style-name="P4">Worden de tekst voor onder de liedjes worden die nog aan geleverd.</text:p>
        </text:list-item>
      </text:list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jn Olthof</meta:initial-creator>
    <dc:creator>Stijn Olthof</dc:creator>
    <meta:creation-date>2015-11-11T12:43:00Z</meta:creation-date>
    <dc:date>2015-11-11T13:00:00Z</dc:date>
    <meta:template xlink:href="Normal" xlink:type="simple"/>
    <meta:editing-cycles>3</meta:editing-cycles>
    <meta:editing-duration>PT1020S</meta:editing-duration>
    <meta:document-statistic meta:page-count="1" meta:paragraph-count="1" meta:word-count="33" meta:character-count="216" meta:row-count="1" meta:non-whitespace-character-count="184"/>
  </office:meta>
</office:document-meta>
</file>